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fo:min-height="0.564cm"/>
    </style:style>
    <style:style style:name="gr9" style:family="graphic" style:parent-style-name="standard">
      <style:graphic-properties draw:stroke="none" draw:fill="none" fo:min-height="0.242cm"/>
    </style:style>
    <style:style style:name="gr10" style:family="graphic" style:parent-style-name="objectwithoutfill">
      <style:graphic-properties draw:stroke="dash" draw:stroke-dash="Ultrafine_20_Dashed"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draw:fill="none" fo:min-height="0.553cm"/>
    </style:style>
    <style:style style:name="gr12" style:family="graphic" style:parent-style-name="standard">
      <style:graphic-properties draw:ole-draw-aspect="1" style:protect="siz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olygon draw:style-name="gr1" draw:text-style-name="P1" draw:layer="layout" svg:width="0cm" svg:height="0cm" svg:x="2.072cm" svg:y="1.707cm" svg:viewBox="0 0 0 0" draw:points="0,0">
          <text:p/>
        </draw:polygon>
        <draw:g>
          <draw:polygon draw:style-name="gr2" draw:text-style-name="P1" draw:layer="layout" svg:width="1.668cm" svg:height="0cm" svg:x="4.698cm" svg:y="1.035cm" svg:viewBox="0 0 1669 0" draw:points="0,0 1669,0">
            <text:p/>
          </draw:polygon>
          <draw:polygon draw:style-name="gr3" draw:text-style-name="P1" draw:layer="layout" svg:width="0.519cm" svg:height="0cm" svg:x="5.843cm" svg:y="1.404cm" svg:viewBox="0 0 520 0" draw:points="0,0 520,0">
            <text:p/>
          </draw:polygon>
          <draw:polygon draw:style-name="gr4" draw:text-style-name="P1" draw:layer="layout" svg:width="0.542cm" svg:height="0cm" svg:x="6.944cm" svg:y="1.23cm" svg:viewBox="0 0 543 0" draw:points="0,0 543,0">
            <text:p/>
          </draw:polygon>
          <draw:path draw:style-name="gr5" draw:text-style-name="P1" draw:layer="layout" svg:width="0.567cm" svg:height="0.623cm" svg:x="6.382cm" svg:y="0.914cm" svg:viewBox="0 0 568 624" svg:d="m283 0c142 0 285 155 285 311s-143 313-285 313h-283v-624z">
            <text:p/>
          </draw:path>
          <draw:polygon draw:style-name="gr6" draw:text-style-name="P1" draw:layer="layout" svg:width="0cm" svg:height="0cm" svg:x="6.382cm" svg:y="0.914cm" svg:viewBox="0 0 0 0" draw:points="0,0">
            <text:p/>
          </draw:polygon>
          <draw:line draw:style-name="gr7" draw:text-style-name="P2" draw:layer="layout" svg:x1="5.855cm" svg:y1="1.974cm" svg:x2="5.855cm" svg:y2="1.406cm">
            <text:p/>
          </draw:line>
        </draw:g>
        <draw:frame draw:style-name="gr8" draw:layer="layout" svg:width="0.973cm" svg:height="0.814cm" svg:x="4.513cm" svg:y="0.387cm">
          <draw:text-box>
            <text:p><text:span text:style-name="T1">اندر</text:span></text:p>
          </draw:text-box>
        </draw:frame>
        <draw:frame draw:style-name="gr8" draw:layer="layout" svg:width="0.973cm" svg:height="0.814cm" svg:x="6.85cm" svg:y="0.568cm">
          <draw:text-box>
            <text:p><text:span text:style-name="T1">باہر</text:span></text:p>
          </draw:text-box>
        </draw:frame>
        <draw:frame draw:style-name="gr9" draw:layer="layout" svg:width="0.973cm" svg:height="0.802cm" svg:x="5.469cm" svg:y="1.703cm">
          <draw:text-box>
            <text:p><text:span text:style-name="T1">قابو</text:span></text:p>
          </draw:text-box>
        </draw:frame>
        <draw:frame draw:style-name="gr9" draw:layer="layout" svg:width="0.973cm" svg:height="0.802cm" svg:x="1.585cm" svg:y="1.509cm">
          <draw:text-box>
            <text:p><text:span text:style-name="T1">قابو</text:span></text:p>
          </draw:text-box>
        </draw:frame>
        <draw:frame draw:style-name="gr8" draw:layer="layout" svg:width="0.973cm" svg:height="0.814cm" svg:x="2.165cm" svg:y="1.509cm">
          <draw:text-box>
            <text:p><text:span text:style-name="T1">اندر</text:span></text:p>
          </draw:text-box>
        </draw:frame>
        <draw:frame draw:style-name="gr8" draw:layer="layout" svg:width="0.973cm" svg:height="0.814cm" svg:x="2.786cm" svg:y="1.498cm">
          <draw:text-box>
            <text:p><text:span text:style-name="T1">باہر</text:span></text:p>
          </draw:text-box>
        </draw:frame>
        <draw:line draw:style-name="gr7" draw:text-style-name="P2" draw:layer="layout" svg:x1="5.615cm" svg:y1="2.956cm" svg:x2="6.467cm" svg:y2="2.956cm">
          <text:p/>
        </draw:line>
        <draw:line draw:style-name="gr7" draw:text-style-name="P2" draw:layer="layout" svg:x1="6.944cm" svg:y1="2.93cm" svg:x2="7.796cm" svg:y2="2.93cm">
          <text:p/>
        </draw:line>
        <draw:line draw:style-name="gr7" draw:text-style-name="P2" draw:layer="layout" svg:x1="6.467cm" svg:y1="2.956cm" svg:x2="6.841cm" svg:y2="2.634cm">
          <text:p/>
        </draw:line>
        <draw:line draw:style-name="gr10" draw:text-style-name="P2" draw:layer="layout" svg:x1="6.686cm" svg:y1="2.801cm" svg:x2="6.686cm" svg:y2="3.33cm">
          <text:p/>
        </draw:line>
        <draw:line draw:style-name="gr10" draw:text-style-name="P2" draw:layer="layout" svg:x1="6.699cm" svg:y1="3.356cm" svg:x2="6.015cm" svg:y2="3.356cm">
          <text:p/>
        </draw:line>
        <draw:frame draw:style-name="gr8" draw:layer="layout" svg:width="0.973cm" svg:height="0.814cm" svg:x="5.52cm" svg:y="2.336cm">
          <draw:text-box>
            <text:p><text:span text:style-name="T1">اندر</text:span></text:p>
          </draw:text-box>
        </draw:frame>
        <draw:frame draw:style-name="gr8" draw:layer="layout" svg:width="0.973cm" svg:height="0.814cm" svg:x="6.954cm" svg:y="2.271cm">
          <draw:text-box>
            <text:p><text:span text:style-name="T1">باہر</text:span></text:p>
          </draw:text-box>
        </draw:frame>
        <draw:frame draw:style-name="gr9" draw:layer="layout" svg:width="0.973cm" svg:height="0.802cm" svg:x="5.29cm" svg:y="2.891cm">
          <draw:text-box>
            <text:p><text:span text:style-name="T1">قابو</text:span></text:p>
          </draw:text-box>
        </draw:frame>
        <draw:frame draw:style-name="gr11" draw:text-style-name="P3" draw:layer="layout" svg:width="4.711cm" svg:height="1.141cm" svg:x="0.633cm" svg:y="0.424cm">
          <draw:text-box>
            <text:p><text:span text:style-name="T2">قابو </text:span><text:span text:style-name="T2">1</text:span><text:span text:style-name="T2"> ہو تو گیٹ کھلا ہوتا ہے</text:span></text:p>
            <text:p><text:span text:style-name="T2">اور </text:span><text:span text:style-name="T2">0</text:span><text:span text:style-name="T2"> ہو تو گیٹ بند ہوتا ہے</text:span></text:p>
          </draw:text-box>
        </draw:frame>
        <draw:frame draw:style-name="gr12" draw:layer="layout" svg:width="1.452cm" svg:height="1.608cm" svg:x="1.981cm" svg:y="2.14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2:59:57</dc:date>
    <dc:creator>khalid khan</dc:creator>
    <meta:editing-duration>PT5H28M51S</meta:editing-duration>
    <meta:editing-cycles>25</meta:editing-cycles>
    <meta:generator>LibreOffice/3.4$Linux LibreOffice_project/340m1$Build-402</meta:generator>
    <meta:document-statistic meta:object-count="24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0} 0 #
alignl 0 phantom{0} 1 phantom{00} 0 #
alignl 1 phantom{0} 0 phantom{00} 0 #
alignl 1 phantom{0} 1 phantom{00} 1
}</annotation>
  </semantics>
</math>
</file>